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69af" officeooo:paragraph-rsid="000d69af"/>
    </style:style>
    <style:style style:name="P2" style:family="paragraph" style:parent-style-name="Standard">
      <style:text-properties officeooo:rsid="000d69af" officeooo:paragraph-rsid="000e4702"/>
    </style:style>
    <style:style style:name="T1" style:family="text">
      <style:text-properties officeooo:rsid="000e47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iculté rencontrées : </text:p>
      <text:p text:style-name="P2"><text:tab/><text:tab/>- Vision globale du projet / Ne pas savoir par où commencer</text:p>
      <text:p text:style-name="P1"><text:tab/><text:tab/>- Beaucoup de changements dans la base de données</text:p>
      <text:p text:style-name="P1"><text:tab/><text:tab/>- Programmation PHP</text:p>
      <text:p text:style-name="P1"><text:tab/><text:tab/>- <text:span text:style-name="T1">Architecture générale du projet</text:span></text:p>
      <text:p text:style-name="P1"><text:tab/><text:tab/><text:tab/> <text:s text:c="2"/></text:p>
      <text:p text:style-name="P2">Enseignements que vous tirez de ce projet : <text:s/></text:p>
      <text:p text:style-name="P2"><text:tab/><text:tab/>- Passer plus de temps pour analyser les différents problèmes à résoudre <text:span text:style-name="T1">avant de se <text:tab/><text:tab/> <text:s text:c="2"/>lancer dans le code.</text:span></text:p>
      <text:p text:style-name="P1"><text:tab/><text:tab/>- <text:span text:style-name="T1">Passer plus de temps à la conception</text:span></text:p>
      <text:p text:style-name="P1"/>
      <text:p text:style-name="P1">Raison pour lesquelles certaines fonctionnalités ont été abandonnées : </text:p>
      <text:p text:style-name="P1"><text:tab/><text:tab/>- <text:span text:style-name="T1">Manque de temps et d’organisation</text:span></text:p>
      <text:p text:style-name="P1"><text:tab/><text:tab/>- <text:span text:style-name="T1">Difficulté de coder un jeu en PHP 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42:18.772528611</meta:creation-date>
    <meta:generator>LibreOffice/6.0.7.3$Linux_X86_64 LibreOffice_project/00m0$Build-3</meta:generator>
    <dc:date>2019-01-19T16:03:51.496399064</dc:date>
    <meta:editing-duration>PT32S</meta:editing-duration>
    <meta:editing-cycles>1</meta:editing-cycles>
    <meta:document-statistic meta:table-count="0" meta:image-count="0" meta:object-count="0" meta:page-count="1" meta:paragraph-count="12" meta:word-count="90" meta:character-count="542" meta:non-whitespace-character-count="431"/>
  </office:meta>
</office:document-meta>
</file>